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492cm" fo:margin-left="0.009cm" fo:margin-top="0cm" fo:margin-bottom="0cm" table:align="left" style:writing-mode="lr-tb"/>
    </style:style>
    <style:style style:name="Table1.A" style:family="table-column">
      <style:table-column-properties style:column-width="8.246cm"/>
    </style:style>
    <style:style style:name="Table1.B" style:family="table-column">
      <style:table-column-properties style:column-width="8.2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rsid="00192f25" officeooo:paragraph-rsid="00192f25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T4" style:family="text">
      <style:text-properties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/>
    </style:style>
    <style:style style:name="T5" style:family="text">
      <style:text-properties officeooo:rsid="00192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Data Intake Report</text:span></text:p>
      <text:p text:style-name="P4"/>
      <text:p text:style-name="Standard">Name: <text:s/>Health care Dataset</text:p>
      <text:p text:style-name="Standard">Report date: 5 November 2021</text:p>
      <text:p text:style-name="Standard">Internship Batch: 0076B8</text:p>
      <text:p text:style-name="Standard">Version:1.0</text:p>
      <text:p text:style-name="Standard">Data intake by:Seyedeh Marzieh Hosseini</text:p>
      <text:p text:style-name="Standard">Data intake reviewer:&lt;intern who reviewed the report&gt;</text:p>
      <text:p text:style-name="Standard">Data storage location: &lt;location URL eg: github, cloud&gt;</text:p>
      <text:p text:style-name="Standard"/>
      <text:p text:style-name="Standard"><text:span text:style-name="T2">Tabular data details: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text:span text:style-name="T3">Total number of observations</text:span></text:p>
          </table:table-cell>
          <table:table-cell table:style-name="Table1.A1" office:value-type="string">
            <text:p text:style-name="P7">3424</text:p>
          </table:table-cell>
        </table:table-row>
        <table:table-row table:style-name="Table1.1">
          <table:table-cell table:style-name="Table1.A1" office:value-type="string">
            <text:p text:style-name="P6"><text:span text:style-name="T3">Total number of files</text:span></text:p>
          </table:table-cell>
          <table:table-cell table:style-name="Table1.A1" office:value-type="string">
            <text:p text:style-name="P7">1</text:p>
          </table:table-cell>
        </table:table-row>
        <table:table-row table:style-name="Table1.1">
          <table:table-cell table:style-name="Table1.A1" office:value-type="string">
            <text:p text:style-name="P6"><text:span text:style-name="T3">Total number of features</text:span></text:p>
          </table:table-cell>
          <table:table-cell table:style-name="Table1.A1" office:value-type="string">
            <text:p text:style-name="P7">69</text:p>
          </table:table-cell>
        </table:table-row>
        <table:table-row table:style-name="Table1.1">
          <table:table-cell table:style-name="Table1.A1" office:value-type="string">
            <text:p text:style-name="P6"><text:span text:style-name="T3">Base format of the file</text:span></text:p>
          </table:table-cell>
          <table:table-cell table:style-name="Table1.A1" office:value-type="string">
            <text:p text:style-name="P7">xlsx</text:p>
          </table:table-cell>
        </table:table-row>
        <table:table-row table:style-name="Table1.1">
          <table:table-cell table:style-name="Table1.A1" office:value-type="string">
            <text:p text:style-name="P6"><text:span text:style-name="T3">Size of the data</text:span></text:p>
          </table:table-cell>
          <table:table-cell table:style-name="Table1.A1" office:value-type="string">
            <text:p text:style-name="P7">920KB</text:p>
          </table:table-cell>
        </table:table-row>
      </table:table>
      <text:p text:style-name="Standard"/>
      <text:p text:style-name="Standard"><text:span text:style-name="T2">Note: Replicate same table with file name if you have more than one file.</text:span></text:p>
      <text:p text:style-name="P5"/>
      <text:p text:style-name="P5"/>
      <text:p text:style-name="Standard"><text:span text:style-name="T2">Proposed Approach:</text:span></text:p>
      <text:list xml:id="list476443813" text:style-name="WWNum1">
        <text:list-item>
          <text:p text:style-name="P2">Classification method can be useful to figure out the relation between persistency and other factors.</text:p>
        </text:list-item>
        <text:list-item>
          <text:p text:style-name="P1"><text:s/><text:span text:style-name="T5">The dataset no missing or Nan values but there are columns that has Nan as value which needs to be taken care of. </text:span></text:p>
        </text:list-item>
      </text:list>
      <text:p text:style-name="P5"/>
      <text:p text:style-name="P5"/>
      <text:p text:style-name="P5"/>
      <text:p text:style-name="P5"><text:span text:style-name="T2"/></text:p>
      <text:p text:style-name="P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24T06:31:00</meta:creation-date>
    <meta:initial-creator>Surya Tripathi</meta:initial-creator>
    <dc:language>en-GB</dc:language>
    <dc:date>2021-11-07T17:37:31.274217918</dc:date>
    <meta:editing-cycles>4</meta:editing-cycles>
    <meta:editing-duration>P1DT21H36M8S</meta:editing-duration>
    <meta:generator>LibreOffice/7.1.4.2$MacOSX_X86_64 LibreOffice_project/a529a4fab45b75fefc5b6226684193eb000654f6</meta:generator>
    <meta:document-statistic meta:table-count="1" meta:image-count="0" meta:object-count="0" meta:page-count="1" meta:paragraph-count="23" meta:word-count="121" meta:character-count="712" meta:non-whitespace-character-count="613"/>
    <meta:user-defined meta:name="AppVersion">15.0000</meta:user-defined>
    <meta:template xlink:type="simple" xlink:actuate="onRequest" xlink:title="Normal.dotm" xlink:href=""/>
  </office:meta>
</office:document-meta>
</file>